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c0c" officeooo:paragraph-rsid="00076c0c"/>
    </style:style>
    <style:style style:name="P2" style:family="paragraph" style:parent-style-name="Standard">
      <style:text-properties officeooo:rsid="00076c0c" officeooo:paragraph-rsid="00076c0c"/>
    </style:style>
    <style:style style:name="P3" style:family="paragraph" style:parent-style-name="Standard">
      <style:text-properties officeooo:rsid="00076c0c" officeooo:paragraph-rsid="000a53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</text:p>
      <text:p text:style-name="P1"/>
      <text:p text:style-name="P1">GNU is unix like operating system.</text:p>
      <text:p text:style-name="P1">Used with the kernel called linux</text:p>
      <text:p text:style-name="P1">Ubuntu is its popularity and its support.</text:p>
      <text:p text:style-name="P1">a shell is a user interface for access to an operating system's services</text:p>
      <text:p text:style-name="P1">Bash, also known as Bourne-again shell, is an advanced Unix shell, which comes pre-installed in all</text:p>
      <text:p text:style-name="P1">modern GNU/Linux distributions</text:p>
      <text:p text:style-name="P1"/>
      <text:p text:style-name="P1"/>
      <text:p text:style-name="P3">LINUX</text:p>
      <text:p text:style-name="P3"/>
      <text:p text:style-name="P3">GNU is unix like operating system.</text:p>
      <text:p text:style-name="P3">Used with the kernel called linux</text:p>
      <text:p text:style-name="P3">Ubuntu is its popularity and its support.</text:p>
      <text:p text:style-name="P3">a shell is a user interface for access to an operating system's services</text:p>
      <text:p text:style-name="P3">Bash, also known as Bourne-again shell, is an advanced Unix shell, which comes pre-installed in all</text:p>
      <text:p text:style-name="P3">modern GNU/Linux distributions</text:p>
      <text:p text:style-name="P3"/>
      <text:p text:style-name="P3">LINUX</text:p>
      <text:p text:style-name="P3"/>
      <text:p text:style-name="P3">GNU is unix like operating system.</text:p>
      <text:p text:style-name="P3">Used with the kernel called linux</text:p>
      <text:p text:style-name="P3">Ubuntu is its popularity and its support.</text:p>
      <text:p text:style-name="P3">a shell is a user interface for access to an operating system's services</text:p>
      <text:p text:style-name="P3">Bash, also known as Bourne-again shell, is an advanced Unix shell, which comes pre-installed in all</text:p>
      <text:p text:style-name="P3">modern GNU/Linux distributions</text:p>
      <text:p text:style-name="P3"/>
      <text:p text:style-name="P3">LINUX</text:p>
      <text:p text:style-name="P3"/>
      <text:p text:style-name="P3">GNU is unix like operating system.</text:p>
      <text:p text:style-name="P3">Used with the kernel called linux</text:p>
      <text:p text:style-name="P3">Ubuntu is its popularity and its support.</text:p>
      <text:p text:style-name="P3">a shell is a user interface for access to an operating system's services</text:p>
      <text:p text:style-name="P3">Bash, also known as Bourne-again shell, is an advanced Unix shell, which comes pre-installed in all</text:p>
      <text:p text:style-name="P3">modern GNU/Linux distributions</text:p>
      <text:p text:style-name="P3"/>
      <text:p text:style-name="P3">LINUX</text:p>
      <text:p text:style-name="P3"/>
      <text:p text:style-name="P3">GNU is unix like operating system.</text:p>
      <text:p text:style-name="P3">Used with the kernel called linux</text:p>
      <text:p text:style-name="P3">Ubuntu is its popularity and its support.</text:p>
      <text:p text:style-name="P3">a shell is a user interface for access to an operating system's services</text:p>
      <text:p text:style-name="P3">Bash, also known as Bourne-again shell, is an advanced Unix shell, which comes pre-installed in all</text:p>
      <text:p text:style-name="P3">modern GNU/Linux distribution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3:30:20.074541889</meta:creation-date>
    <dc:date>2015-05-20T23:15:43.035760402</dc:date>
    <meta:editing-duration>PT2H10M33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35" meta:word-count="260" meta:character-count="1570" meta:non-whitespace-character-count="1345"/>
  </office:meta>
</office:document-meta>
</file>